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Default">
      <style:table-cell-properties fo:border="0.088c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No</text:p>
          </table:table-cell>
          <table:table-cell table:style-name="ce1" office:value-type="string">
            <text:p>Nama</text:p>
          </table:table-cell>
          <table:table-cell table:style-name="ce1" office:value-type="string">
            <text:p>Nilai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lex Dunan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amayanti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Koning ho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eng chi lie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artoguan Hot Sianipa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engket Tarigan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ncang Sitepu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David Beckham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noel Daratista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Hiro Nakamura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>
            <text:p>Total</text:p>
          </table:table-cell>
          <table:table-cell table:formula="of:=SUM([.D3:.D12])" office:value-type="float" office:value="847">
            <text:p>8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1/09/2015</text:date>, <text:time>11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54:53.54</meta:creation-date>
    <dc:date>2015-09-01T11:20:20.31</dc:date>
    <meta:editing-duration>PT7M56S</meta:editing-duration>
    <meta:editing-cycles>2</meta:editing-cycles>
    <meta:generator>OpenOffice/4.1.0$Win32 OpenOffice.org_project/410m18$Build-9764</meta:generator>
    <meta:document-statistic meta:table-count="3" meta:cell-count="35" meta:object-count="0"/>
  </office:meta>
</office:document-meta>
</file>